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0d0ffd" officeooo:paragraph-rsid="000d0ffd"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0d0ffd" officeooo:paragraph-rsid="000d0ffd"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0d0ffd" officeooo:paragraph-rsid="000d0ffd"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0d0ffd" officeooo:paragraph-rsid="000d0ffd" style:font-size-asian="9.60000038146973pt" style:font-weight-asian="bold" style:font-size-complex="11pt" style:font-weight-complex="bold"/>
    </style:style>
    <style:style style:name="P5" style:family="paragraph" style:parent-style-name="Standard">
      <style:text-properties fo:color="#bbe33d" loext:opacity="100%" style:font-name="Arial1" fo:font-size="11pt" fo:font-weight="bold" officeooo:rsid="000d0ffd" officeooo:paragraph-rsid="000d0ffd"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9: Utilización avanzada de clases I. Composición y herencia.</text:p>
      <text:p text:style-name="P1"/>
      <text:p text:style-name="P2">1. Relaciones entre clases.</text:p>
      <text:p text:style-name="P2"/>
      <text:p text:style-name="P3">Podemos distinguir dos grandes casos principales en las relaciones entre clases, la composición y la especialización.</text:p>
      <text:p text:style-name="P3">Engloban el resto de relaciones entre clases, pudiendo distinguir cuatro posibles casos:</text:p>
      <text:p text:style-name="P3"/>
      <text:p text:style-name="P4">· Relación de composición: <text:span text:style-name="T1">este tipo de relación se dará cuando una clase no tenga sentido sin la otra.</text:span></text:p>
      <text:p text:style-name="P4"><text:span text:style-name="T1"/></text:p>
      <text:p text:style-name="P4">· Relación de herencia: <text:span text:style-name="T1">esta se dará cuando una clase necesite implementar toda la funcionalidad de la otra.</text:span></text:p>
      <text:p text:style-name="P4"><text:span text:style-name="T1"/></text:p>
      <text:p text:style-name="P4">· Relación de clientela: <text:span text:style-name="T1">este tipo de relación se dará cuando una clase utiliza a otra en el paso de parámetros de los métodos.</text:span></text:p>
      <text:p text:style-name="P4"><text:span text:style-name="T1"/></text:p>
      <text:p text:style-name="P4">· Relación de anidamiento: <text:span text:style-name="T1">en este caso, la relación tendrá lugar cuando una clase defina a otra en su interior, lo que se conoce como anidamiento de clases o clase interna.</text:span></text:p>
      <text:p text:style-name="P4"><text:span text:style-name="T1"/></text:p>
      <text:p text:style-name="P5">1.1. Composición.</text:p>
      <text:p text:style-name="P5"/>
      <text:p text:style-name="P3">Se da cuando una clase declara variables en su interior que son objetos de otra clase, de forma que una instancia de esa clase va a contener en su interior, varias instancias de otras clases.</text:p>
      <text:p text:style-name="P3"/>
      <text:p text:style-name="P3">Los constructores son los encargados de instanciar de forma correcta los objetos.</text:p>
      <text:p text:style-name="P3">Cuando tenemos objetos como variables de una clase debemos instanciar obligatoriamente esos objetos mediante sus constructores.</text:p>
      <text:p text:style-name="P3"/>
      <text:p text:style-name="P3">Con esto queremos decir que:</text:p>
      <text:p text:style-name="P3"/>
      <text:p text:style-name="P4">· Si tenemos un constructor por defecto en nuestra nueva clase, deberemos llamar a los constructores por defecto de esos objetos.</text:p>
      <text:p text:style-name="P4"/>
      <text:p text:style-name="P4">· Si tenemos un constructor por parámetros en nuestra clase, deberemos llamar a los constructores con parámetros de esos objetos.</text:p>
      <text:p text:style-name="P4"/>
      <text:p text:style-name="P3">También puede ocurrir que en un constructor de nuestra clase llamemos a otro constructor de los objetos.</text:p>
      <text:p text:style-name="P3"/>
      <text:p text:style-name="P5">1.2. Herencia.</text:p>
      <text:p text:style-name="P5"/>
      <text:p text:style-name="P3">Utilizando la herencia vamos a poder crear clases que se apoyan en otras, creando una jerarquía de clases y evitando así la recodificación y prueba de muchos métodos.</text:p>
      <text:p text:style-name="P3"/>
      <text:p text:style-name="P4">· Clase padre o superclase: <text:span text:style-name="T1">esta es la clase de la que se ha heredado.</text:span></text:p>
      <text:p text:style-name="P4"><text:span text:style-name="T1"/></text:p>
      <text:p text:style-name="P4">· Clase hija o subclase: <text:span text:style-name="T1">esta es la clase que hereda de otra.</text:span></text:p>
      <text:p text:style-name="P4"><text:span text:style-name="T1"/></text:p>
      <text:p text:style-name="P4"><text:span text:style-name="T1">La clase que hereda ya tiene todos los atributos y métodos de la clase padre.</text:span></text:p>
      <text:p text:style-name="P4"><text:span text:style-name="T1">Cuando heredamos de una clase, no podremos ver su parte privada. Si quisiéramos acceder a esa parte deberemos hacerlo mediante métodos.</text:span></text:p>
      <text:p text:style-name="P2"><text:soft-page-break/>2. Herencia múltiple.</text:p>
      <text:p text:style-name="P2"/>
      <text:p text:style-name="P3">En la herencia múltiple una clase va a poder heredar de varias clases.</text:p>
      <text:p text:style-name="P3"/>
      <text:p text:style-name="P3">Hay varios lenguajes de programación que soportan herencia múltiple, como por ejemplo C++, Python, Perl… Sin embargo, Java no es uno de ellos.</text:p>
      <text:p text:style-name="P3">Este tipo de herencia puede contener ambigüedades.</text:p>
      <text:p text:style-name="P3"/>
      <text:p text:style-name="P3">Un ejemplo de ambigüedades puede ser que haya dos clases de las que se hereda que tengan un atributo o un método que se llamen igual.</text:p>
      <text:p text:style-name="P3"/>
      <text:p text:style-name="P2">3. Herencia simple.</text:p>
      <text:p text:style-name="P2"/>
      <text:p text:style-name="P3">En la herencia simple una clase únicamente va a poder heredar de otra.</text:p>
      <text:p text:style-name="P3"/>
      <text:p text:style-name="P3">La clase padre de toda jerarquía es la clase <text:span text:style-name="T2">Object</text:span>. Cualquier clase que declaremos heredará de esta si no indicamos otra.</text:p>
      <text:p text:style-name="P3"/>
      <text:p text:style-name="P3">Para representar en Java que una clase hereda de otra utilizamos la palabra reservada <text:span text:style-name="T2">extends</text:span>, que va en la declaración de la clase hija, seguida del nombre de la clase de la que va a heredar. Al ser herencia simple con lo que vamos a trabajar, no podremos poner más de un <text:span text:style-name="T2">extends</text:span> en la declaración de una clase.</text:p>
      <text:p text:style-name="P3">Sí que podemos sin ningún tipo de limitación, hacer que una clase hereda de otra, que a su vez hereda de otra, por ejemplo:</text:p>
      <text:p text:style-name="P3"/>
      <text:p text:style-name="P4">A hereda de B y B hereda de C, aquí tendremos que A es un B, B es un C y por lo tanto A es un C<text:span text:style-name="T1">.</text:span></text:p>
      <text:p text:style-name="P4"><text:span text:style-name="T1"/></text:p>
      <text:p text:style-name="P2">4. Atributos heredados.</text:p>
      <text:p text:style-name="P2"/>
      <text:p text:style-name="P3">Es muy importante recalcar aquí que, <text:span text:style-name="T2">si una clase hereda de otra, ésta no podrá acceder a la parte privada de la clase padre </text:span>(tanto atributos como métodos), ya que es privada. Sin embargo, sí que podrá acceder a la parte pública y a la protegida.</text:p>
      <text:p text:style-name="P3"/>
      <text:p text:style-name="P3">Si se necesita acceder a un atributo privado de la clase, deberemos crear un método que nos lo permita en la clase padre, tal y como venimos haciendo con los getters.</text:p>
      <text:p text:style-name="P3"/>
      <text:p text:style-name="P3">Cuando declaramos una variable con visibilidad <text:span text:style-name="T2">protected </text:span>dentro de una clase, estamos indicando que cualquier clase que herede de ella podrá acceder a dicha propiedad, mientras que cualquier clase que no herede de ella, no podrá utilizarla.</text:p>
      <text:p text:style-name="P3"/>
      <text:p text:style-name="P3">Hay que tener mucho cuidado con protected, ya que las clases que estén en el mismo paquete también podrán acceder a esa parte privada, así que tendremos que crear un paquete para almacenar la jerarquía de clases que hayamos creado.</text:p>
      <text:p text:style-name="P3"/>
      <text:p text:style-name="P3">Protected se puede aplicar tanto a <text:span text:style-name="T2">atributos como métodos</text:span>.</text:p>
      <text:p text:style-name="P3"/>
      <text:p text:style-name="P3"/>
      <text:p text:style-name="P3"/>
      <text:p text:style-name="P3"/>
      <text:p text:style-name="P3"/>
      <text:p text:style-name="P3"/>
      <text:p text:style-name="P3"/>
      <text:p text:style-name="P3"/>
      <text:p text:style-name="P3"/>
      <text:p text:style-name="P2"><text:soft-page-break/>5. Constructores y herencia.</text:p>
      <text:p text:style-name="P2"/>
      <text:p text:style-name="P3">Los <text:span text:style-name="T2">constructores se heredan de forma indirecta</text:span>, es decir, se heredan, pero no se pueden utilizar de forma directa con el operador new, sino que se deben de crear los constructores propios de la clase hija.</text:p>
      <text:p text:style-name="P3"/>
      <text:p text:style-name="P3">La instrucción <text:span text:style-name="T2">super</text:span> permite llamar a un método de la clase padre, y concretamente, la vamos a utilizar para los constructores.</text:p>
      <text:p text:style-name="P3"/>
      <text:p text:style-name="P3">Al definir el constructor de la clase hija, lo primero que deberemos hacer de forma obligatoria es llamar al constructor de la clase padre utilizando super, y después de ello ya podremos escribir el código que sea necesario.</text:p>
      <text:p text:style-name="P3"/>
      <text:p text:style-name="P3">Esta llamada la podremos hacer en cualquiera de los constructores, pudiendo llamar a super con los parámetros que tenga el constructor al que queramos llamar.</text:p>
      <text:p text:style-name="P3"/>
      <text:p text:style-name="P2">6. Modificadores y herencia.</text:p>
      <text:p text:style-name="P2"/>
      <text:p text:style-name="P3">Las clases tienen dos tipos de métodos que nos permitían obtener y modificar los valores de las variables privadas:</text:p>
      <text:p text:style-name="P3"/>
      <text:p text:style-name="P4">· Observadores: <text:span text:style-name="T1">estos métodos permiten observar el valor de una variable privada. Son los métodos get.</text:span></text:p>
      <text:p text:style-name="P4"><text:span text:style-name="T1"/></text:p>
      <text:p text:style-name="P4">· Modificadores: <text:span text:style-name="T1">estos métodos permiten modificar el valor de una variable privada. Son los métodos set.</text:span></text:p>
      <text:p text:style-name="P4"><text:span text:style-name="T1"/></text:p>
      <text:p text:style-name="P4"><text:span text:style-name="T1">Estos métodos también se heredan, así que en la clase hija no habría que volver a implementarlos.</text:span></text:p>
      <text:p text:style-name="P4"><text:span text:style-name="T1"/></text:p>
      <text:p text:style-name="P4"><text:span text:style-name="T1">Los métodos observadores y modificadores de las variables nuevas de la clase hija, sí hay que implementarlos, y cuando vayamos a usar un objeto de la clase, veremos que podremos invocar tanto a los métodos observadores y modificadores de las variables de la clase, como a los de su clase padre.</text:span></text:p>
      <text:p text:style-name="P4"><text:span text:style-name="T1"/></text:p>
      <text:p text:style-name="P2">7. Sobreescritura de métodos.</text:p>
      <text:p text:style-name="P2"/>
      <text:p text:style-name="P3">Esta funcionalidad va ligada a la herencia, ya que, si por cualquier motivo el funcionamiento de un método en una clase hija varía, se puede implementar.</text:p>
      <text:p text:style-name="P3"/>
      <text:p text:style-name="P3">En una clase <text:span text:style-name="T2">pueden ser sobreescritos todos los métodos salvo los constructores</text:span>.</text:p>
      <text:p text:style-name="P3"/>
      <text:p text:style-name="P3">Un método puede ser sobreescrito en cada nivel de la jerarquía, es decir, una clase puede redefinirlo y las clases que deriven de ésta también pueden volver a hacerlo.</text:p>
      <text:p text:style-name="P3"/>
      <text:p text:style-name="P3">Para poder sobreescribir un método, como es lógico, primero <text:span text:style-name="T2">tiene que estar implementado en la clase padre</text:span>, posteriormente, debemos <text:span text:style-name="T2">volver a crearlo con el mismo nombre</text:span>, mismo tipo devuelto, y mismos parámetros en la clase hija, solo que ahora tendremos que indicar la siguiente sentencia en la parte superior: <text:span text:style-name="T2">@Override</text:span>.</text:p>
      <text:p text:style-name="P3"/>
      <text:p text:style-name="P3">Si en algún momento queremos utilizar la funcionalidad original del método en la clase padre, podremos hacerlo mediante: <text:span text:style-name="T2">super.nombredelmetodo()</text:span>. De esta forma podemos utilizar el mismo comportamiento y añadirle instrucciones extra.</text:p>
      <text:p text:style-name="P3"/>
      <text:p text:style-name="P3"/>
      <text:p text:style-name="P2"><text:soft-page-break/>8. Clases y métodos finales.</text:p>
      <text:p text:style-name="P2"/>
      <text:p text:style-name="P3">Cuando declaramos una clase y declaramos escribiendo final delante de class, en realidad estamos declarando una clase final, lo que quiere decir que no se podrán crear clases que hereden de ella, por lo que la jerarquía a la que pertenezca terminará con ella.</text:p>
      <text:p text:style-name="P3"/>
      <text:p text:style-name="P3">La sintaxis de una clase final es:</text:p>
      <text:p text:style-name="P3"/>
      <text:p text:style-name="P4">[public / private] final NombreClase [extends ClasePadre]</text:p>
      <text:p text:style-name="P4"/>
      <text:p text:style-name="P3">Otro elemento que podemos declarar como final son los métodos.</text:p>
      <text:p text:style-name="P3">Cuando declaramos un método final estamos haciendo que no se pueda sobreescribir.</text:p>
      <text:p text:style-name="P3"/>
      <text:p text:style-name="P3">La sintaxis de un método final es:</text:p>
      <text:p text:style-name="P3"/>
      <text:p text:style-name="P4">[public / private] [tipo devuelto / void] final nombreMetodo([parámetros])</text:p>
      <text:p text:style-name="P4"/>
      <text:p text:style-name="P3">El modificador final, además de poder aparecer en variables, clases y métodos, podrá aparecer en un parámetro de un método, haciendo que dicho parámetro sea constante y no se pueda modificar su valor.</text:p>
      <text:p text:style-name="P3"/>
      <text:p text:style-name="P3">La clase String que tanto utilizamos, está declarada como final en su implementación.</text:p>
      <text:p text:style-name="P3"/>
      <text:p text:style-name="P2">9. Herencia de otros lenguajes.</text:p>
      <text:p text:style-name="P2"/>
      <text:p text:style-name="P4">Python.</text:p>
      <text:p text:style-name="P4"/>
      <text:p text:style-name="P3">Para crear una clase en Python usamos la palabra “class”, pero para hacer que herede de otra debemos indicar el nombre de la clase padre entre paréntesis:</text:p>
      <text:p text:style-name="P3"/>
      <text:p text:style-name="P4">class Alumno (Persona):</text:p>
      <text:p text:style-name="P3"/>
      <text:p text:style-name="P3">Python soporta herencia múltiple, por lo que para hacer que herede de más de una clase, tendremos que separarlas mediante comas dentro de los paréntesis.</text:p>
      <text:p text:style-name="P3"/>
      <text:p text:style-name="P4">C++.</text:p>
      <text:p text:style-name="P4"/>
      <text:p text:style-name="P3">Para crear una clase en C++, volvemos a utilizar la palabra “class” pero para hacer que herede utilizamos el operador dos puntos (:)</text:p>
      <text:p text:style-name="P3"/>
      <text:p text:style-name="P4">class Alumno : public Persona</text:p>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8T19:26:10.963000000</meta:creation-date>
    <dc:date>2023-12-28T20:00:32.198000000</dc:date>
    <meta:editing-duration>PT34M22S</meta:editing-duration>
    <meta:editing-cycles>1</meta:editing-cycles>
    <meta:document-statistic meta:table-count="0" meta:image-count="0" meta:object-count="0" meta:page-count="4" meta:paragraph-count="74" meta:word-count="1378" meta:character-count="8171" meta:non-whitespace-character-count="6867"/>
    <meta:generator>LibreOffice/7.6.2.1$Windows_X86_64 LibreOffice_project/56f7684011345957bbf33a7ee678afaf4d2ba333</meta:generator>
  </office:meta>
</office:document-meta>
</file>